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06fd" officeooo:paragraph-rsid="00230174"/>
    </style:style>
    <style:style style:name="P2" style:family="paragraph" style:parent-style-name="Standard">
      <style:text-properties officeooo:rsid="00112877" officeooo:paragraph-rsid="00230174"/>
    </style:style>
    <style:style style:name="P3" style:family="paragraph" style:parent-style-name="Standard">
      <style:text-properties officeooo:rsid="001157a0" officeooo:paragraph-rsid="00230174"/>
    </style:style>
    <style:style style:name="P4" style:family="paragraph" style:parent-style-name="Standard">
      <style:text-properties officeooo:rsid="001647d9" officeooo:paragraph-rsid="00230174"/>
    </style:style>
    <style:style style:name="P5" style:family="paragraph" style:parent-style-name="Standard">
      <style:text-properties officeooo:rsid="0024a5a0" officeooo:paragraph-rsid="0024a5a0"/>
    </style:style>
    <style:style style:name="P6" style:family="paragraph" style:parent-style-name="Standard">
      <style:text-properties officeooo:rsid="000e158d" officeooo:paragraph-rsid="00230174"/>
    </style:style>
    <style:style style:name="P7" style:family="paragraph" style:parent-style-name="Text_20_body">
      <style:text-properties officeooo:rsid="001b06fd" officeooo:paragraph-rsid="00230174"/>
    </style:style>
    <style:style style:name="P8" style:family="paragraph" style:parent-style-name="Text_20_body">
      <style:text-properties officeooo:rsid="001d909f" officeooo:paragraph-rsid="001d909f"/>
    </style:style>
    <style:style style:name="P9" style:family="paragraph" style:parent-style-name="Text_20_body">
      <style:paragraph-properties fo:text-align="start" style:justify-single-word="false"/>
      <style:text-properties officeooo:rsid="001f61ed" officeooo:paragraph-rsid="001f61ed"/>
    </style:style>
    <style:style style:name="P10" style:family="paragraph" style:parent-style-name="Text_20_body">
      <style:text-properties officeooo:rsid="001f72ef" officeooo:paragraph-rsid="001f72ef"/>
    </style:style>
    <style:style style:name="P11" style:family="paragraph" style:parent-style-name="Text_20_body">
      <style:text-properties officeooo:rsid="0022258b" officeooo:paragraph-rsid="0022258b"/>
    </style:style>
    <style:style style:name="P12" style:family="paragraph" style:parent-style-name="Text_20_body">
      <style:text-properties officeooo:rsid="00174a4c" officeooo:paragraph-rsid="00230174"/>
    </style:style>
    <style:style style:name="P13" style:family="paragraph" style:parent-style-name="Text_20_body">
      <style:text-properties officeooo:rsid="000fa3e5" officeooo:paragraph-rsid="00230174"/>
    </style:style>
    <style:style style:name="P14" style:family="paragraph" style:parent-style-name="Text_20_body">
      <style:text-properties officeooo:rsid="00145bc5" officeooo:paragraph-rsid="00230174"/>
    </style:style>
    <style:style style:name="P15" style:family="paragraph" style:parent-style-name="Text_20_body">
      <style:text-properties officeooo:paragraph-rsid="0023590b"/>
    </style:style>
    <style:style style:name="P16" style:family="paragraph" style:parent-style-name="Text_20_body">
      <style:text-properties officeooo:rsid="002a7414" officeooo:paragraph-rsid="002a7414"/>
    </style:style>
    <style:style style:name="P17" style:family="paragraph" style:parent-style-name="Text_20_body">
      <style:text-properties officeooo:rsid="0023590b" officeooo:paragraph-rsid="0023590b"/>
    </style:style>
    <style:style style:name="P18" style:family="paragraph" style:parent-style-name="Standard" style:list-style-name="L11">
      <style:text-properties officeooo:rsid="001b06fd" officeooo:paragraph-rsid="00230174"/>
    </style:style>
    <style:style style:name="P19" style:family="paragraph" style:parent-style-name="Standard" style:list-style-name="L11">
      <style:text-properties officeooo:rsid="001c2bc4" officeooo:paragraph-rsid="00230174"/>
    </style:style>
    <style:style style:name="P20" style:family="paragraph" style:parent-style-name="Standard">
      <style:text-properties officeooo:rsid="001d909f" officeooo:paragraph-rsid="00330fbb"/>
    </style:style>
    <style:style style:name="P21" style:family="paragraph" style:parent-style-name="Standard">
      <style:text-properties officeooo:rsid="00345f4e" officeooo:paragraph-rsid="00345f4e"/>
    </style:style>
    <style:style style:name="P22" style:family="paragraph" style:parent-style-name="Standard" style:list-style-name="L12">
      <style:text-properties officeooo:rsid="00345f4e" officeooo:paragraph-rsid="00345f4e"/>
    </style:style>
    <style:style style:name="P23" style:family="paragraph" style:parent-style-name="Standard">
      <style:text-properties officeooo:rsid="0035d0d1" officeooo:paragraph-rsid="0035d0d1"/>
    </style:style>
    <style:style style:name="P24" style:family="paragraph" style:parent-style-name="Standard" style:list-style-name="L13">
      <style:text-properties officeooo:rsid="0035d0d1" officeooo:paragraph-rsid="0035d0d1"/>
    </style:style>
    <style:style style:name="P25" style:family="paragraph" style:parent-style-name="Standard">
      <style:text-properties officeooo:rsid="003c1f0d" officeooo:paragraph-rsid="003c1f0d"/>
    </style:style>
    <style:style style:name="P26" style:family="paragraph" style:parent-style-name="Standard" style:list-style-name="L15">
      <style:text-properties officeooo:rsid="003c1f0d" officeooo:paragraph-rsid="003c1f0d"/>
    </style:style>
    <style:style style:name="P27" style:family="paragraph" style:parent-style-name="Heading_20_2">
      <style:text-properties officeooo:rsid="000fa3e5" officeooo:paragraph-rsid="00230174"/>
    </style:style>
    <style:style style:name="P28" style:family="paragraph" style:parent-style-name="Heading_20_2">
      <style:text-properties officeooo:rsid="0022258b" officeooo:paragraph-rsid="0022258b"/>
    </style:style>
    <style:style style:name="P29" style:family="paragraph" style:parent-style-name="Heading_20_2">
      <style:text-properties officeooo:rsid="000e158d" officeooo:paragraph-rsid="00230174"/>
    </style:style>
    <style:style style:name="P30" style:family="paragraph" style:parent-style-name="Heading_20_2">
      <style:text-properties officeooo:rsid="001b06fd" officeooo:paragraph-rsid="00230174"/>
    </style:style>
    <style:style style:name="P31" style:family="paragraph" style:parent-style-name="Heading_20_2">
      <style:text-properties officeooo:rsid="0024a5a0" officeooo:paragraph-rsid="0024a5a0"/>
    </style:style>
    <style:style style:name="P32" style:family="paragraph" style:parent-style-name="Heading_20_2">
      <style:text-properties officeooo:rsid="00145bc5" officeooo:paragraph-rsid="00230174"/>
    </style:style>
    <style:style style:name="P33" style:family="paragraph" style:parent-style-name="Heading_20_2">
      <style:text-properties officeooo:rsid="00174a4c" officeooo:paragraph-rsid="00230174"/>
    </style:style>
    <style:style style:name="P34" style:family="paragraph" style:parent-style-name="Heading_20_2">
      <style:text-properties officeooo:paragraph-rsid="00330fbb"/>
    </style:style>
    <style:style style:name="P35" style:family="paragraph" style:parent-style-name="Heading_20_1">
      <style:paragraph-properties fo:text-align="center" style:justify-single-word="false"/>
      <style:text-properties officeooo:rsid="00112877" officeooo:paragraph-rsid="001d909f"/>
    </style:style>
    <style:style style:name="P36" style:family="paragraph" style:parent-style-name="Heading_20_1">
      <style:paragraph-properties fo:text-align="center" style:justify-single-word="false"/>
    </style:style>
    <style:style style:name="P37" style:family="paragraph" style:parent-style-name="Heading_20_1">
      <style:paragraph-properties fo:text-align="center" style:justify-single-word="false"/>
      <style:text-properties officeooo:rsid="000e158d" officeooo:paragraph-rsid="00230174"/>
    </style:style>
    <style:style style:name="P38" style:family="paragraph" style:parent-style-name="Text_20_body" style:list-style-name="L8">
      <style:paragraph-properties fo:text-align="start" style:justify-single-word="false"/>
      <style:text-properties officeooo:rsid="001d909f" officeooo:paragraph-rsid="001d909f"/>
    </style:style>
    <style:style style:name="P39" style:family="paragraph" style:parent-style-name="Text_20_body" style:list-style-name="L10">
      <style:text-properties officeooo:rsid="001d909f" officeooo:paragraph-rsid="001d909f"/>
    </style:style>
    <style:style style:name="P40" style:family="paragraph" style:parent-style-name="Text_20_body" style:list-style-name="L10">
      <style:text-properties officeooo:rsid="001d909f" officeooo:paragraph-rsid="0022258b"/>
    </style:style>
    <style:style style:name="P41" style:family="paragraph" style:parent-style-name="Text_20_body" style:list-style-name="L9">
      <style:text-properties officeooo:rsid="0022258b" officeooo:paragraph-rsid="0022258b"/>
    </style:style>
    <style:style style:name="P42" style:family="paragraph" style:parent-style-name="Text_20_body">
      <style:text-properties officeooo:rsid="0022258b" officeooo:paragraph-rsid="0022258b"/>
    </style:style>
    <style:style style:name="P43" style:family="paragraph" style:parent-style-name="Text_20_body" style:list-style-name="L9">
      <style:text-properties officeooo:rsid="002cfdea" officeooo:paragraph-rsid="002cfdea"/>
    </style:style>
    <style:style style:name="P44" style:family="paragraph" style:parent-style-name="Text_20_body" style:list-style-name="L9">
      <style:text-properties officeooo:rsid="003221c0" officeooo:paragraph-rsid="003221c0"/>
    </style:style>
    <style:style style:name="P45" style:family="paragraph" style:parent-style-name="Text_20_body" style:list-style-name="L9">
      <style:text-properties officeooo:rsid="0024a5a0" officeooo:paragraph-rsid="0024a5a0"/>
    </style:style>
    <style:style style:name="P46" style:family="paragraph" style:parent-style-name="Text_20_body" style:list-style-name="L9">
      <style:text-properties officeooo:rsid="0026a168" officeooo:paragraph-rsid="0026a168"/>
    </style:style>
    <style:style style:name="P47" style:family="paragraph" style:parent-style-name="Text_20_body" style:list-style-name="L10">
      <style:text-properties officeooo:rsid="0027ceef" officeooo:paragraph-rsid="0027ceef"/>
    </style:style>
    <style:style style:name="P48" style:family="paragraph" style:parent-style-name="Text_20_body">
      <style:text-properties officeooo:rsid="003a7c17" officeooo:paragraph-rsid="003a7c17"/>
    </style:style>
    <style:style style:name="P49" style:family="paragraph" style:parent-style-name="Text_20_body" style:list-style-name="L14">
      <style:text-properties officeooo:rsid="003a7c17" officeooo:paragraph-rsid="003a7c17"/>
    </style:style>
    <style:style style:name="P50" style:family="paragraph">
      <style:paragraph-properties fo:text-align="center"/>
    </style:style>
    <style:style style:name="T1" style:family="text">
      <style:text-properties officeooo:rsid="001d909f"/>
    </style:style>
    <style:style style:name="T2" style:family="text">
      <style:text-properties officeooo:rsid="001f0551"/>
    </style:style>
    <style:style style:name="T3" style:family="text">
      <style:text-properties officeooo:rsid="001f72ef"/>
    </style:style>
    <style:style style:name="T4" style:family="text">
      <style:text-properties officeooo:rsid="0021b12e"/>
    </style:style>
    <style:style style:name="T5" style:family="text">
      <style:text-properties officeooo:rsid="0022258b"/>
    </style:style>
    <style:style style:name="T6" style:family="text">
      <style:text-properties officeooo:rsid="002293b3"/>
    </style:style>
    <style:style style:name="T7" style:family="text">
      <style:text-properties officeooo:rsid="00230174"/>
    </style:style>
    <style:style style:name="T8" style:family="text">
      <style:text-properties officeooo:rsid="002418ca"/>
    </style:style>
    <style:style style:name="T9" style:family="text">
      <style:text-properties officeooo:rsid="00250982"/>
    </style:style>
    <style:style style:name="T10" style:family="text">
      <style:text-properties officeooo:rsid="0027ceef"/>
    </style:style>
    <style:style style:name="T11" style:family="text">
      <style:text-properties officeooo:rsid="00286813"/>
    </style:style>
    <style:style style:name="T12" style:family="text">
      <style:text-properties officeooo:rsid="00345f4e"/>
    </style:style>
    <style:style style:name="T13" style:family="text">
      <style:text-properties officeooo:rsid="00372f8b"/>
    </style:style>
    <style:style style:name="T14" style:family="text">
      <style:text-properties officeooo:rsid="003a7c17"/>
    </style:style>
    <style:style style:name="T15" style:family="text">
      <style:text-properties officeooo:rsid="003c1f0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99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TarotClub servers</text:h>
      <text:h text:style-name="P27" text:outline-level="2">Definitions</text:h>
      <text:p text:style-name="P13">A TarotClub <text:span text:style-name="T7">dedicated </text:span>server <text:span text:style-name="T7">is a stand-alone executable (named “tcds”)</text:span> <text:span text:style-name="T7">that </text:span>manages one or more game table. A table gathers 3, 4 or 5 players for different types of games (one shot, tournament …).</text:p>
      <text:p text:style-name="P7">Each player connected to a server has a unique user identifier (UUID) generated by the server used during the connected session. It may have a new UUID if it disconnect and connect again.</text:p>
      <text:p text:style-name="P17">A TarotClub physical server is a computer that is hosting one or more TarotClub dedicated servers. For reliability reasons, it may be good to run several little servers instead of a big one so that one can stop without stopping the others.</text:p>
      <text:p text:style-name="P15"/>
      <text:p text:style-name="P15"><draw:rect text:anchor-type="paragraph" draw:z-index="1" draw:style-name="gr1" draw:text-style-name="P50" svg:width="5.105cm" svg:height="3.049cm" svg:x="8.731cm" svg:y="0.279cm"><text:p text:style-name="P50">Computer B</text:p></draw:rect><draw:rect text:anchor-type="paragraph" draw:z-index="0" draw:style-name="gr1" draw:text-style-name="P50" svg:width="5.105cm" svg:height="3.049cm" svg:x="1.219cm" svg:y="0.279cm"><text:p text:style-name="P50">Computer A</text:p></draw:rect></text:p>
      <text:p text:style-name="P15"><draw:rect text:anchor-type="paragraph" draw:z-index="3" draw:style-name="gr2" draw:text-style-name="P50" svg:width="1.534cm" svg:height="0.862cm" svg:x="2.912cm" svg:y="0.295cm"><text:p text:style-name="P50">tcds</text:p></draw:rect><draw:rect text:anchor-type="paragraph" draw:z-index="5" draw:style-name="gr2" draw:text-style-name="P50" svg:width="1.534cm" svg:height="0.862cm" svg:x="9.215cm" svg:y="0.295cm"><text:p text:style-name="P50">tcds</text:p></draw:rect></text:p>
      <text:p text:style-name="P15"/>
      <text:p text:style-name="P15"><draw:rect text:anchor-type="paragraph" draw:z-index="2" draw:style-name="gr2" draw:text-style-name="P50" svg:width="1.534cm" svg:height="0.862cm" svg:x="1.423cm" svg:y="-0.083cm"><text:p text:style-name="P50">tcds</text:p></draw:rect><draw:rect text:anchor-type="paragraph" draw:z-index="4" draw:style-name="gr2" draw:text-style-name="P50" svg:width="1.534cm" svg:height="0.862cm" svg:x="4.447cm" svg:y="-0.032cm"><text:p text:style-name="P50">tcds</text:p></draw:rect><draw:rect text:anchor-type="paragraph" draw:z-index="6" draw:style-name="gr2" draw:text-style-name="P50" svg:width="1.534cm" svg:height="0.862cm" svg:x="11.292cm" svg:y="-0.12cm"><text:p text:style-name="P50">tcds</text:p></draw:rect></text:p>
      <text:p text:style-name="P15"/>
      <text:p text:style-name="P16"/>
      <text:p text:style-name="P16">There is no automatic synchroni<text:span text:style-name="T15">z</text:span>ation between server. It is up to an external entity (eg: a website belonging to a group of user) to scan its owned servers, retrieve all the information needed (users, score) and consolidate these data in one central place (a database, a file …).</text:p>
      <text:h text:style-name="Heading_20_2" text:outline-level="2">Server types</text:h>
      <text:list xml:id="list5634082015459270381" text:style-name="L8">
        <text:list-item>
          <text:p text:style-name="P38">Open server: allow anonymous connections, <text:span text:style-name="T2">no any logs nor database support is required</text:span></text:p>
        </text:list-item>
        <text:list-item>
          <text:p text:style-name="P38">Authenticated server: only registered users are allowed to connect. <text:span text:style-name="T2">A database is managed.</text:span></text:p>
        </text:list-item>
      </text:list>
      <text:h text:style-name="Heading_20_2" text:outline-level="2">Authenticat<text:span text:style-name="T1">ed</text:span> server</text:h>
      <text:p text:style-name="P9">An authenticated servers uses an asymetric authentication <text:span text:style-name="T3">to allow the connection of each user</text:span>. </text:p>
      <text:h text:style-name="Heading_20_2" text:outline-level="2">Black list</text:h>
      <text:p text:style-name="P10">A black list is managed to filter players connection. An user can be black listed using the following information: an IP address, <text:span text:style-name="T4">a private key.</text:span></text:p>
      <text:h text:style-name="Heading_20_2" text:outline-level="2">Server<text:span text:style-name="T5">s</text:span> ring</text:h>
      <text:p text:style-name="P11">Since a TarotClub server is a stand-alone executable, it can be usefull and more reliable to create a ring of servers.</text:p>
      <text:h text:style-name="P28" text:outline-level="2">Server information</text:h>
      <text:p text:style-name="P11">The server <text:span text:style-name="T8">(executable) has some parameters stored in a JSON configuration file. This file can be passed as a command line argument. This is useful to execute several TarotClub server instances on the same physical computer.</text:span></text:p>
      <text:list xml:id="list8772878406476649191" text:style-name="L9">
        <text:list-item>
          <text:p text:style-name="P41"><text:soft-page-break/>Server name <text:span text:style-name="T9">(supposed to be unique if it belongs to a ring of servers)</text:span></text:p>
        </text:list-item>
        <text:list-item>
          <text:p text:style-name="P43">Server type (open, authenticated)</text:p>
        </text:list-item>
        <text:list-item>
          <text:p text:style-name="P44">Database file name</text:p>
        </text:list-item>
        <text:list-item>
          <text:p text:style-name="P45">Lobby TCP/IP port number</text:p>
        </text:list-item>
        <text:list-item>
          <text:p text:style-name="P46">Tables TCP/IP port starting number (eg: first table will have the port 54180, the se<text:span text:style-name="T10">c</text:span>on<text:span text:style-name="T10">d</text:span> one 54181 …)</text:p>
        </text:list-item>
      </text:list>
      <text:h text:style-name="P36" text:outline-level="1">TarotClub local database</text:h>
      <text:h text:style-name="P34" text:outline-level="2">Description</text:h>
      <text:p text:style-name="P20">A TarotClub dedicated server embeds a database engine used to store <text:span text:style-name="T12">local server statistics</text:span>.</text:p>
      <text:p text:style-name="P23">Statistics are:</text:p>
      <text:list xml:id="list6914244886585274092" text:style-name="L13">
        <text:list-item>
          <text:p text:style-name="P24">Cpu load Min/Max/average</text:p>
        </text:list-item>
        <text:list-item>
          <text:p text:style-name="P24">Number of users per month/day/hour (min/max/average)</text:p>
        </text:list-item>
        <text:list-item>
          <text:p text:style-name="P24">Number of played games per month/day/hour (min/max/average)</text:p>
        </text:list-item>
      </text:list>
      <text:h text:style-name="Heading_20_2" text:outline-level="2">Technology choices</text:h>
      <text:p text:style-name="P25">The SQLite database will be used as it offers the following features</text:p>
      <text:list xml:id="list1379840088076445310" text:style-name="L15">
        <text:list-item>
          <text:p text:style-name="P26">Simple, lightweight and fast</text:p>
        </text:list-item>
        <text:list-item>
          <text:p text:style-name="P26">No server is required (local database)</text:p>
        </text:list-item>
        <text:list-item>
          <text:p text:style-name="P26">Per process database, so that it is close to the TarotClub network topology</text:p>
        </text:list-item>
      </text:list>
      <text:h text:style-name="P36" text:outline-level="1">TarotClub local logging</text:h>
      <text:h text:style-name="Heading_20_2" text:outline-level="2">Description</text:h>
      <text:p text:style-name="P21">Local logging is used to record various server events. The main goal is to analyze these events in case of user problems (insult, usage rules not followed, cheating …). Events recorded are:</text:p>
      <text:list xml:id="list2288684928874618636" text:style-name="L12">
        <text:list-item>
          <text:p text:style-name="P22">All the user chat messages</text:p>
        </text:list-item>
        <text:list-item>
          <text:p text:style-name="P22">Connections/disconnections timestamp, IP address, user ID</text:p>
        </text:list-item>
      </text:list>
      <text:h text:style-name="P36" text:outline-level="1">TarotClub players database</text:h>
      <text:h text:style-name="P34" text:outline-level="2">Description</text:h>
      <text:p text:style-name="P20"><text:span text:style-name="T1">A TarotClub dedicated server connect to a remote server to manage users (stats, authentication, user information …).</text:span></text:p>
      <text:h text:style-name="Heading_20_2" text:outline-level="2">Users information</text:h>
      <text:p text:style-name="P8">The database stores following information for each user.</text:p>
      <text:list xml:id="list1955667901085231347" text:style-name="L10">
        <text:list-item>
          <text:p text:style-name="P39">User ID <text:span text:style-name="T5">(which is supposed to be unique, eg: managed by an external entity)</text:span></text:p>
        </text:list-item>
        <text:list-item>
          <text:p text:style-name="P47"><text:span text:style-name="T11">Status</text:span> (player, admin)</text:p>
        </text:list-item>
        <text:list-item>
          <text:p text:style-name="P39">Last connection date-time</text:p>
        </text:list-item>
        <text:list-item>
          <text:p text:style-name="P39">Score on this server</text:p>
        </text:list-item>
        <text:list-item>
          <text:p text:style-name="P40">User <text:span text:style-name="T13">password hash + shuffled key</text:span></text:p>
        </text:list-item>
      </text:list>
      <text:h text:style-name="Heading_20_2" text:outline-level="2"><text:soft-page-break/>Server database synchronization</text:h>
      <text:p text:style-name="P11">This is <text:span text:style-name="T14">beyond</text:span> this <text:span text:style-name="T6">specification but authenticated users on one server can also be granted in another one by simply replicating the players database in all the servers. </text:span></text:p>
      <text:p text:style-name="P48">Replication will also allow to save the database contents.</text:p>
      <text:h text:style-name="Heading_20_2" text:outline-level="2">Server database technology choices</text:h>
      <text:p text:style-name="P48">The technology used is a NoSQL database names Apache CouchDB. This database offers the following features:</text:p>
      <text:list xml:id="list8878663117444434252" text:style-name="L14">
        <text:list-item>
          <text:p text:style-name="P49">Replication</text:p>
        </text:list-item>
        <text:list-item>
          <text:p text:style-name="P49">JSON data format (used by many TarotClub files)</text:p>
        </text:list-item>
        <text:list-item>
          <text:p text:style-name="P49">HTTP API so that no specific driver or library is required (TarotClub already has TCP/IP classes)</text:p>
        </text:list-item>
      </text:list>
      <text:h text:style-name="P37" text:outline-level="1">TarotClub <text:span text:style-name="T1">N</text:span>etwork <text:span text:style-name="T1">P</text:span>rotocol (TCNP)</text:h>
      <text:h text:style-name="P29" text:outline-level="2">Network transport</text:h>
      <text:p text:style-name="P6">The TCNP uses TCP/IP and not UDP because it needs reliable connections and does not require fast response time as it is a turn-based game.</text:p>
      <text:h text:style-name="P27" text:outline-level="2">TCP/IP parameters</text:h>
      <text:p text:style-name="P2">The default TarotClub server TCP port is 4269.</text:p>
      <text:h text:style-name="P30" text:outline-level="2">Protocol robustnesses</text:h>
      <text:p text:style-name="P1">The following protections are integrated inside the TarotClub network protocol</text:p>
      <text:list xml:id="list4978207252784277658" text:style-name="L11">
        <text:list-item>
          <text:p text:style-name="P18">All the IP peers and UUID are tested against the players already in play</text:p>
        </text:list-item>
        <text:list-item>
          <text:p text:style-name="P19">For each packet received by the server, the game state is tested <text:s/>to be sure that the packet is intentionnaly sent at the right time</text:p>
        </text:list-item>
        <text:list-item>
          <text:p text:style-name="P19">All packets sent by the server are acknowledged individually by each client (ie, without counters but states by connected peer)</text:p>
        </text:list-item>
      </text:list>
      <text:h text:style-name="P31" text:outline-level="2">Network packet sequence diagram</text:h>
      <text:p text:style-name="P5">See related document.</text:p>
      <text:h text:style-name="P32" text:outline-level="2">Admin commands</text:h>
      <text:p text:style-name="P3">This view shows all the packets transmitted between the server and the client</text:p>
      <text:p text:style-name="P3"/>
      <text:p text:style-name="P4">New game</text:p>
      <text:p text:style-name="P14"/>
      <text:h text:style-name="P33" text:outline-level="2">Game commands</text:h>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4T19:05:47.88</meta:creation-date>
    <dc:date>2014-09-03T07:19:37.196000000</dc:date>
    <meta:editing-duration>P1DT19H14M53S</meta:editing-duration>
    <meta:editing-cycles>41</meta:editing-cycles>
    <meta:generator>LibreOffice/4.3.1.2$Windows_x86 LibreOffice_project/958349dc3b25111dbca392fbc281a05559ef6848</meta:generator>
    <meta:document-statistic meta:table-count="0" meta:image-count="0" meta:object-count="0" meta:page-count="3" meta:paragraph-count="73" meta:word-count="765" meta:character-count="4642" meta:non-whitespace-character-count="3973"/>
  </office:meta>
</office:document-meta>
</file>